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4pt"/>
    </style:style>
    <style:style style:name="co2" style:family="table-column">
      <style:table-column-properties fo:break-before="auto" style:column-width="137.85pt"/>
    </style:style>
    <style:style style:name="co3" style:family="table-column">
      <style:table-column-properties fo:break-before="auto" style:column-width="100.6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0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14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Ti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A1</text:p>
          </table:table-cell>
          <table:table-cell/>
          <table:table-cell table:formula="of:=13.86/3" office:value-type="currency" office:currency="USD" office:value="4.62" calcext:value-type="currency">
            <text:p>$4.6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*[.G2]" office:value-type="currency" office:currency="USD" office:value="4.62" calcext:value-type="currency">
            <text:p>$4.62</text:p>
          </table:table-cell>
          <table:table-cell/>
          <table:table-cell office:value-type="string" calcext:value-type="string">
            <text:p>https://www.amazon.com/ELEGOO-Arduino-ATmega328P-Without-Compatible/dp/B0713XK923/ref=sr_1_4?ie=UTF8&amp;qid=1546552817&amp;sr=8-4&amp;keywords=arduino+na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string" calcext:value-type="string">
            <text:p>710-885012208036</text:p>
          </table:table-cell>
          <table:table-cell office:value-type="float" office:value="1" calcext:value-type="float">
            <text:p>1</text:p>
          </table:table-cell>
          <table:table-cell table:formula="of:=[.E3]*[.G3]" office:value-type="currency" office:currency="USD" office:value="0.15" calcext:value-type="currency">
            <text:p>$0.15</text:p>
          </table:table-cell>
          <table:table-cell table:style-name="Default" office:value-type="string" calcext:value-type="string">
            <text:p>SMD 1206</text:p>
          </table:table-cell>
          <table:table-cell office:value-type="string" calcext:value-type="string">
            <text:p>https://www.mouser.com/ProductDetail/Wurth-Electronics/885012208036?qs=sGAEpiMZZMsh%252b1woXyUXj4jKQI6sNRw6Nrs6MA%252bdKG4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0.1 uF Capacitor</text:p>
          </table:table-cell>
          <table:table-cell office:value-type="string" calcext:value-type="string">
            <text:p>C2, C5</text:p>
          </table:table-cell>
          <table:table-cell office:value-type="string" calcext:value-type="string">
            <text:p>AVX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1-12101C104KAZ4A</text:p>
          </table:table-cell>
          <table:table-cell office:value-type="float" office:value="2" calcext:value-type="float">
            <text:p>2</text:p>
          </table:table-cell>
          <table:table-cell table:formula="of:=[.E4]*[.G4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</text:p>
          </table:table-cell>
          <table:table-cell office:value-type="string" calcext:value-type="string">
            <text:p>https://www.mouser.com/ProductDetail/AVX/12101C104KAZ4A?qs=sGAEpiMZZMsh%252b1woXyUXj1E8tR1TcBf3uJghwP%2fJ9Ig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22 pF Capacitor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1" calcext:value-type="currency">
            <text:p>$0.11</text:p>
          </table:table-cell>
          <table:table-cell office:value-type="string" calcext:value-type="string">
            <text:p>710-885012008011</text:p>
          </table:table-cell>
          <table:table-cell office:value-type="float" office:value="2" calcext:value-type="float">
            <text:p>2</text:p>
          </table:table-cell>
          <table:table-cell table:formula="of:=[.E5]*[.G5]" office:value-type="currency" office:currency="USD" office:value="0.22" calcext:value-type="currency">
            <text:p>$0.22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https://www.mouser.com/ProductDetail/Wurth-Electronics/885012008011?qs=sGAEpiMZZMs0AnBnWHyRQEGbLOF2VP1ihRC%252b7Ju7vncOjhMtEoTSnA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E6]*[.G6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Zener Diode 12V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string" calcext:value-type="string">
            <text:p>863-BZX84C13LT1G</text:p>
          </table:table-cell>
          <table:table-cell office:value-type="float" office:value="1" calcext:value-type="float">
            <text:p>1</text:p>
          </table:table-cell>
          <table:table-cell table:formula="of:=[.E7]*[.G7]" office:value-type="currency" office:currency="USD" office:value="0.14" calcext:value-type="currency">
            <text:p>$0.1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mouser.com/ProductDetail/ON-Semiconductor/BZX84C13LT1G?qs=sGAEpiMZZMtQ8nqTKtFS%2fJ7m6e1KBCgukDWCRUNLkIA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J14 Por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 office:value-type="float" office:value="2" calcext:value-type="float">
            <text:p>2</text:p>
          </table:table-cell>
          <table:table-cell table:formula="of:=[.E8]*[.G8]" office:value-type="currency" office:currency="USD" office:value="1.56" calcext:value-type="currency">
            <text:p>$1.56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/>
          <table:table-cell office:value-type="string" calcext:value-type="string">
            <text:p>6.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.04-E3</text:p>
          </table:table-cell>
          <table:table-cell office:value-type="float" office:value="1" calcext:value-type="float">
            <text:p>1</text:p>
          </table:table-cell>
          <table:table-cell table:formula="of:=[.E9]*[.G9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https://www.mouser.com/ProductDetail/Vishay/CRCW12066R04FKEA?qs=sGAEpiMZZMu61qfTUdNhG2TmlP6XIPVRP4lvk%2fBn%2fcg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100 Ohm 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00ET</text:p>
          </table:table-cell>
          <table:table-cell office:value-type="float" office:value="1" calcext:value-type="float">
            <text:p>1</text:p>
          </table:table-cell>
          <table:table-cell table:formula="of:=[.E10]*[.G10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https://www.mouser.com/ProductDetail/Ohmite/AS12J1000ET?qs=sGAEpiMZZMtlubZbdhIBIMsVZijOc%2fcIc26KdBIwJ5k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1k Ohm Resistor</text:p>
          </table:table-cell>
          <table:table-cell office:value-type="string" calcext:value-type="string">
            <text:p>R3-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1K00JNEAC</text:p>
          </table:table-cell>
          <table:table-cell office:value-type="float" office:value="4" calcext:value-type="float">
            <text:p>4</text:p>
          </table:table-cell>
          <table:table-cell table:formula="of:=[.E11]*[.G11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https://www.mouser.com/ProductDetail/Vishay/CRCW12061K00JNEAC?qs=sGAEpiMZZMu61qfTUdNhG9bvwnXh9sSrhAyns8hfnDdK4A7CZUzg4Q%3d%3d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22k Ohm Resistor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Bourns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52-CR1206JW-223ELF</text:p>
          </table:table-cell>
          <table:table-cell office:value-type="float" office:value="1" calcext:value-type="float">
            <text:p>1</text:p>
          </table:table-cell>
          <table:table-cell table:formula="of:=[.E12]*[.G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https://www.mouser.com/ProductDetail/Bourns/CR1206-JW-223ELF?qs=sGAEpiMZZMu61qfTUdNhG6LqqFhkr6pUaJfsmI3sDEY%3d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ush Button 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17" calcext:value-type="currency">
            <text:p>$0.17</text:p>
          </table:table-cell>
          <table:table-cell office:value-type="string" calcext:value-type="string">
            <text:p>612-TS-7.0-100</text:p>
          </table:table-cell>
          <table:table-cell office:value-type="float" office:value="3" calcext:value-type="float">
            <text:p>3</text:p>
          </table:table-cell>
          <table:table-cell table:formula="of:=[.E13]*[.G13]" office:value-type="currency" office:currency="USD" office:value="0.51" calcext:value-type="currency">
            <text:p>$0.51</text:p>
          </table:table-cell>
          <table:table-cell/>
          <table:table-cell office:value-type="string" calcext:value-type="string">
            <text:p>https://www.mouser.com/ProductDetail/E-Switch/TS-70-100?qs=sGAEpiMZZMtFyPk3yBMYYD67o5JC1%252b8sKKOYYsPmsxI%3d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CAN Bus Transciev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hip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string" calcext:value-type="string">
            <text:p>579-MCP2551-I/SN</text:p>
          </table:table-cell>
          <table:table-cell office:value-type="float" office:value="1" calcext:value-type="float">
            <text:p>1</text:p>
          </table:table-cell>
          <table:table-cell table:formula="of:=[.E14]*[.G14]" office:value-type="currency" office:currency="USD" office:value="1.06" calcext:value-type="currency">
            <text:p>$1.06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https://www.mouser.com/ProductDetail/Microchip-Technology/MCP2551-I-SN?qs=sGAEpiMZZMsUzhEcHltCudXjf0%252bf93ff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AN Bus Controll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icrochip</text:p>
          </table:table-cell>
          <table:table-cell office:value-type="currency" office:currency="USD" office:value="1.88" calcext:value-type="currency">
            <text:p>$1.88</text:p>
          </table:table-cell>
          <table:table-cell office:value-type="string" calcext:value-type="string">
            <text:p>579-MCP2515-I/SO</text:p>
          </table:table-cell>
          <table:table-cell office:value-type="float" office:value="1" calcext:value-type="float">
            <text:p>1</text:p>
          </table:table-cell>
          <table:table-cell table:formula="of:=[.E15]*[.G15]" office:value-type="currency" office:currency="USD" office:value="1.88" calcext:value-type="currency">
            <text:p>$1.88</text:p>
          </table:table-cell>
          <table:table-cell table:style-name="Default" office:value-type="string" calcext:value-type="string">
            <text:p>SOIC-18</text:p>
          </table:table-cell>
          <table:table-cell office:value-type="string" calcext:value-type="string">
            <text:p>https://www.mouser.com/ProductDetail/Microchip-Technology/MCP2515-I-SO?qs=sGAEpiMZZMsUzhEcHltCuTyUJ%252bMSzD1r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8MHz Crystal Oscilator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IQD</text:p>
          </table:table-cell>
          <table:table-cell office:value-type="currency" office:currency="USD" office:value="0.23" calcext:value-type="currency">
            <text:p>$0.23</text:p>
          </table:table-cell>
          <table:table-cell office:value-type="string" calcext:value-type="string">
            <text:p>449-LFXTAL030234REEL</text:p>
          </table:table-cell>
          <table:table-cell office:value-type="float" office:value="1" calcext:value-type="float">
            <text:p>1</text:p>
          </table:table-cell>
          <table:table-cell table:formula="of:=[.E16]*[.G16]" office:value-type="currency" office:currency="USD" office:value="0.23" calcext:value-type="currency">
            <text:p>$0.23</text:p>
          </table:table-cell>
          <table:table-cell office:value-type="string" calcext:value-type="string">
            <text:p>HC49S</text:p>
          </table:table-cell>
          <table:table-cell office:value-type="string" calcext:value-type="string">
            <text:p>https://www.mouser.com/ProductDetail/IQD/LFXTAL030234Reel?qs=sGAEpiMZZMsBj6bBr9Q9af1kE%252bXo19x3BFJscpdtdSPKs1FfPSYZag%3d%3d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15 position female header</text:p>
          </table:table-cell>
          <table:table-cell/>
          <table:table-cell office:value-type="string" calcext:value-type="string">
            <text:p>Gravitech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string" calcext:value-type="string">
            <text:p>992-15FX1-254MM</text:p>
          </table:table-cell>
          <table:table-cell office:value-type="float" office:value="2" calcext:value-type="float">
            <text:p>2</text:p>
          </table:table-cell>
          <table:table-cell table:formula="of:=[.E17]*[.G17]" office:value-type="currency" office:currency="USD" office:value="2.1" calcext:value-type="currency">
            <text:p>$2.10</text:p>
          </table:table-cell>
          <table:table-cell office:value-type="string" calcext:value-type="string">
            <text:p>SIP-15</text:p>
          </table:table-cell>
          <table:table-cell office:value-type="string" calcext:value-type="string">
            <text:p>https://www.mouser.com/ProductDetail/Gravitech/15Fx1-254mm?qs=sGAEpiMZZMs%252bGHln7q6pm%252b2s%252bkRQbzIZJETrFMvVIhc%3d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H2:.H16])" office:value-type="currency" office:currency="USD" office:value="11.37" calcext:value-type="currency">
            <text:p>$11.3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ORDER THESE" table:style-name="ta1"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Timer.F3]" office:value-type="string" office:string-value="710-885012208036" calcext:value-type="string">
            <text:p>710-885012208036</text:p>
          </table:table-cell>
          <table:table-cell table:formula="of:=[$Timer.G3]*[.D$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Timer.F4]" office:value-type="string" office:string-value="581-12101C104KAZ4A" calcext:value-type="string">
            <text:p>581-12101C104KAZ4A</text:p>
          </table:table-cell>
          <table:table-cell table:formula="of:=[$Timer.G4]*[.D$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Timer.F5]" office:value-type="string" office:string-value="710-885012008011" calcext:value-type="string">
            <text:p>710-885012008011</text:p>
          </table:table-cell>
          <table:table-cell table:formula="of:=[$Timer.G5]*[.D$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Timer.F6]" office:value-type="string" office:string-value="583-FM5817" calcext:value-type="string">
            <text:p>583-FM5817</text:p>
          </table:table-cell>
          <table:table-cell table:formula="of:=[$Timer.G6]*[.D$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Timer.F7]" office:value-type="string" office:string-value="863-BZX84C13LT1G" calcext:value-type="string">
            <text:p>863-BZX84C13LT1G</text:p>
          </table:table-cell>
          <table:table-cell table:formula="of:=[$Timer.G7]*[.D$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Timer.F8]" office:value-type="string" office:string-value="538-95009-7641" calcext:value-type="string">
            <text:p>538-95009-7641</text:p>
          </table:table-cell>
          <table:table-cell table:formula="of:=[$Timer.G8]*[.D$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Timer.F9]" office:value-type="string" office:string-value="71-CRCW1206-6.04-E3" calcext:value-type="string">
            <text:p>71-CRCW1206-6.04-E3</text:p>
          </table:table-cell>
          <table:table-cell table:formula="of:=[$Timer.G9]*[.D$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Timer.F10]" office:value-type="string" office:string-value="588-AS12J1000ET" calcext:value-type="string">
            <text:p>588-AS12J1000ET</text:p>
          </table:table-cell>
          <table:table-cell table:formula="of:=[$Timer.G10]*[.D$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Timer.F11]" office:value-type="string" office:string-value="71-CRCW12061K00JNEAC" calcext:value-type="string">
            <text:p>71-CRCW12061K00JNEAC</text:p>
          </table:table-cell>
          <table:table-cell table:formula="of:=[$Timer.G11]*[.D$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Timer.F12]" office:value-type="string" office:string-value="652-CR1206JW-223ELF" calcext:value-type="string">
            <text:p>652-CR1206JW-223EL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Timer.F13]" office:value-type="string" office:string-value="612-TS-7.0-100" calcext:value-type="string">
            <text:p>612-TS-7.0-100</text:p>
          </table:table-cell>
          <table:table-cell table:formula="of:=[$Timer.G13]*[.D$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Timer.F14]" office:value-type="string" office:string-value="579-MCP2551-I/SN" calcext:value-type="string">
            <text:p>579-MCP2551-I/S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$Timer.F15]" office:value-type="string" office:string-value="579-MCP2515-I/SO" calcext:value-type="string">
            <text:p>579-MCP2515-I/S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$Timer.F16]" office:value-type="string" office:string-value="449-LFXTAL030234REEL" calcext:value-type="string">
            <text:p>449-LFXTAL030234REE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$Timer.F17]" office:value-type="string" office:string-value="992-15FX1-254MM" calcext:value-type="string">
            <text:p>992-15FX1-254MM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08:34:00.31255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9-01-04T11:17:57.558996421</dc:date>
    <meta:editing-duration>P3DT9H6M1S</meta:editing-duration>
    <meta:editing-cycles>122</meta:editing-cycles>
    <meta:generator>LibreOffice/6.1.4.2$MacOSX_X86_64 LibreOffice_project/9d0f32d1f0b509096fd65e0d4bec26ddd1938fd3</meta:generator>
    <dc:creator>David Wright</dc:creator>
    <meta:document-statistic meta:table-count="2" meta:cell-count="198" meta:object-count="0"/>
    <meta:user-defined meta:name=""/>
  </office:meta>
</office:document-meta>
</file>